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adornments="Negreta" style:font-family-generic="roman" style:font-pitch="variable"/>
    <style:font-face style:name="Times New Roman" svg:font-family="'Times New Roman'" style:font-adornments="Normal" style:font-family-generic="roman" style:font-pitch="variable"/>
    <style:font-face style:name="Arial2" svg:font-family="Arial" style:font-family-generic="swiss" style:font-pitch="variable"/>
    <style:font-face style:name="Arial1" svg:font-family="Arial" style:font-adornments="Cursiva" style:font-family-generic="swiss" style:font-pitch="variable"/>
    <style:font-face style:name="Arial" svg:font-family="Arial" style:font-adornments="Negreta cursiv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Figure">
      <style:paragraph-properties fo:margin-top="0.3in" fo:margin-bottom="0.0799in" fo:background-color="transparent">
        <style:background-image/>
      </style:paragraph-properties>
    </style:style>
    <style:style style:name="P2" style:family="paragraph" style:parent-style-name="Heading_20_1">
      <style:paragraph-properties fo:break-before="page"/>
    </style:style>
    <style:style style:name="P3" style:family="paragraph" style:parent-style-name="List_20_1">
      <style:paragraph-properties fo:margin-left="0in" fo:margin-right="0in" fo:text-indent="0in" style:auto-text-indent="false"/>
    </style:style>
    <style:style style:name="P4" style:family="paragraph" style:parent-style-name="List_20_1">
      <style:paragraph-properties fo:margin-left="0in" fo:margin-right="0in" fo:text-indent="0in" style:auto-text-indent="false"/>
      <style:text-properties style:text-position="0% 100%"/>
    </style:style>
    <style:style style:name="P5" style:family="paragraph" style:parent-style-name="List_20_1">
      <style:paragraph-properties fo:margin-left="0in" fo:margin-right="0in" fo:text-indent="0in" style:auto-text-indent="false"/>
      <style:text-properties style:text-position="0% 100%" fo:font-style="normal" style:font-style-asian="normal" style:font-style-complex="normal"/>
    </style:style>
    <style:style style:name="P6" style:family="paragraph" style:parent-style-name="Text_20_body">
      <style:paragraph-properties fo:text-align="center" style:justify-single-word="false"/>
      <style:text-properties style:font-name="Arial2" fo:font-style="italic" fo:font-weight="normal" style:font-style-asian="italic" style:font-weight-asian="normal" style:font-style-complex="italic" style:font-weight-complex="normal"/>
    </style:style>
    <style:style style:name="P7" style:family="paragraph" style:parent-style-name="Text_20_body">
      <style:paragraph-properties fo:text-align="start" style:justify-single-word="false"/>
      <style:text-properties style:font-name="Arial2" fo:font-style="italic"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style>
    <style:style style:name="P9" style:family="paragraph" style:parent-style-name="List_20_1">
      <style:text-properties style:text-position="0% 100%"/>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Frame_20_contents">
      <style:text-properties style:font-name="Courier New" fo:font-size="10pt" fo:font-weight="bold" style:font-size-asian="10pt" style:font-weight-asian="bold" style:font-size-complex="10pt" style:font-weight-complex="bold"/>
    </style:style>
    <style:style style:name="P14" style:family="paragraph" style:parent-style-name="List_20_1" style:list-style-name="L1"/>
    <style:style style:name="P15" style:family="paragraph" style:parent-style-name="List_20_1" style:list-style-name="L1"/>
    <style:style style:name="P16" style:family="paragraph" style:parent-style-name="List_20_1" style:list-style-name="L1">
      <style:text-properties style:text-position="0% 100%"/>
    </style:style>
    <style:style style:name="P17" style:family="paragraph" style:parent-style-name="List_20_1" style:list-style-name="L1">
      <style:text-properties style:text-position="0% 100%"/>
    </style:style>
    <style:style style:name="P18" style:family="paragraph" style:parent-style-name="List_20_1" style:list-style-name="L1">
      <style:text-properties style:text-position="0% 100%"/>
    </style:style>
    <style:style style:name="P19" style:family="paragraph" style:parent-style-name="List_20_1" style:list-style-name="L1"/>
    <style:style style:name="P20" style:family="paragraph" style:parent-style-name="List_20_1" style:list-style-name="L2">
      <style:paragraph-properties fo:margin-left="0in" fo:margin-right="0in" fo:text-indent="0in" style:auto-text-indent="false"/>
    </style:style>
    <style:style style:name="P21" style:family="paragraph" style:parent-style-name="List_20_1" style:list-style-name="L2">
      <style:paragraph-properties fo:margin-left="0in" fo:margin-right="0in" fo:text-indent="0in" style:auto-text-indent="false"/>
    </style:style>
    <style:style style:name="P22" style:family="paragraph" style:parent-style-name="List_20_1" style:list-style-name="L2">
      <style:paragraph-properties fo:margin-left="0in" fo:margin-right="0in" fo:text-indent="0in" style:auto-text-indent="false"/>
    </style:style>
    <style:style style:name="P23" style:family="paragraph" style:parent-style-name="List_20_1" style:list-style-name="L2">
      <style:paragraph-properties fo:margin-left="0in" fo:margin-right="0in" fo:text-indent="0in" style:auto-text-indent="false"/>
    </style:style>
    <style:style style:name="P24" style:family="paragraph" style:parent-style-name="List_20_1" style:list-style-name="L2">
      <style:paragraph-properties fo:margin-left="0in" fo:margin-right="0in" fo:text-indent="0in" style:auto-text-indent="false"/>
    </style:style>
    <style:style style:name="P25" style:family="paragraph" style:parent-style-name="List_20_1" style:list-style-name="L2">
      <style:paragraph-properties fo:margin-left="0in" fo:margin-right="0in" fo:text-indent="0in" style:auto-text-indent="false"/>
    </style:styl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10pt" fo:font-style="italic" fo:text-shadow="none" style:text-underline-style="none" fo:font-weight="bold" style:letter-kerning="true" style:font-name-asian="DejaVu Sans" style:font-size-asian="10pt" style:font-style-asian="italic" style:font-weight-asian="bold" style:font-name-complex="Tahoma" style:font-size-complex="10pt" style:font-style-complex="italic" style:font-weight-complex="bold" style:text-emphasize="none" style:font-relief="none"/>
    </style:style>
    <style:style style:name="P27" style:family="paragraph">
      <style:paragraph-properties fo:margin-left="0in" fo:margin-right="0in" fo:margin-top="0in" fo:margin-bottom="0in" fo:line-height="100%" fo:text-align="center" text:enable-numbering="false" fo:text-indent="0in"/>
    </style:style>
    <style:style style:name="P2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P2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style>
    <style:style style:name="P3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Liberation Sans1"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P32" style:family="paragraph">
      <style:paragraph-properties fo:margin-left="0in" fo:margin-right="0in" fo:margin-top="0in" fo:margin-bottom="0in" fo:line-height="100%" fo:text-align="center" text:enable-numbering="false" fo:text-indent="0in"/>
      <style:text-properties fo:color="#999999" style:text-outline="false" style:text-line-through-style="none" style:font-name="Arial2"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P3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style>
    <style:style style:name="P3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iberation Sans1" fo:font-size="10pt" fo:font-style="italic" fo:text-shadow="none" style:text-underline-style="none" fo:font-weight="bold" style:letter-kerning="true" style:font-name-asian="DejaVu Sans" style:font-size-asian="10pt" style:font-style-asian="italic" style:font-weight-asian="bold" style:font-name-complex="Tahoma" style:font-size-complex="10pt" style:font-style-complex="italic" style:font-weight-complex="bold" style:text-emphasize="none" style:font-relief="none"/>
    </style:style>
    <style:style style:name="P3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2" fo:font-size="6pt" fo:font-style="italic" fo:text-shadow="none" style:text-underline-style="none" fo:font-weight="bold" style:letter-kerning="true" style:font-name-asian="DejaVu Sans" style:font-size-asian="6pt" style:font-style-asian="italic" style:font-weight-asian="bold" style:font-name-complex="Tahoma" style:font-size-complex="6pt" style:font-style-complex="italic" style:font-weight-complex="bold" style:text-emphasize="none" style:font-relief="none"/>
    </style:style>
    <style:style style:name="P3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iberation Sans1"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P37" style:family="paragraph">
      <style:paragraph-properties fo:margin-left="0in" fo:margin-right="0in" fo:margin-top="0in" fo:margin-bottom="0in" fo:line-height="100%" fo:text-align="center" text:enable-numbering="false" fo:text-indent="0in"/>
      <style:text-properties fo:color="#000000" style:text-outline="false" style:text-line-through-style="none" style:font-name="Arial2" fo:font-size="8pt" fo:font-style="italic" fo:text-shadow="none" style:text-underline-style="none" fo:font-weight="bold" style:letter-kerning="true" style:font-name-asian="DejaVu Sans" style:font-size-asian="8pt" style:font-style-asian="italic" style:font-weight-asian="normal" style:font-name-complex="Tahoma" style:font-size-complex="8pt" style:font-style-complex="italic" style:font-weight-complex="bold" style:text-emphasize="none" style:font-relief="none"/>
    </style:style>
    <style:style style:name="P38"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0pt" fo:font-style="italic" fo:text-shadow="none" style:text-underline-style="none" fo:font-weight="bold" style:letter-kerning="true" style:font-name-asian="DejaVu Sans" style:font-size-asian="10pt" style:font-style-asian="italic" style:font-weight-asian="bold" style:font-name-complex="Tahoma" style:font-size-complex="10pt" style:font-style-complex="italic" style:font-weight-complex="bold" style:text-emphasize="none" style:font-relief="none"/>
    </style:style>
    <style:style style:name="P3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T1" style:family="text">
      <style:text-properties style:text-position="sub 63%"/>
    </style:style>
    <style:style style:name="T2" style:family="text">
      <style:text-properties style:text-position="sub 63%" fo:background-color="transparent"/>
    </style:style>
    <style:style style:name="T3" style:family="text">
      <style:text-properties style:text-position="0% 100%"/>
    </style:style>
    <style:style style:name="T4" style:family="text">
      <style:text-properties style:text-position="0% 100%" fo:background-color="transparent"/>
    </style:style>
    <style:style style:name="T5" style:family="text">
      <style:text-properties style:text-position="0% 100%" fo:font-style="italic" style:font-style-asian="italic" style:font-style-complex="italic"/>
    </style:style>
    <style:style style:name="T6" style:family="text">
      <style:text-properties style:text-position="0% 100%" fo:font-style="normal" style:font-style-asian="normal" style:font-style-complex="normal"/>
    </style:style>
    <style:style style:name="T7" style:family="text">
      <style:text-properties style:text-position="sub 58%"/>
    </style:style>
    <style:style style:name="T8" style:family="text">
      <style:text-properties style:text-position="sub 58%"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style:use-window-font-color="true" style:text-outline="false" style:text-line-through-style="none" style:font-name="Arial2"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T11" style:family="text">
      <style:text-properties style:use-window-font-color="true" style:text-outline="false" style:text-line-through-style="none" style:text-position="sub 65%" style:font-name="Arial2"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T12" style:family="text">
      <style:text-properties style:use-window-font-color="true" style:text-outline="false" style:text-line-through-style="none" style:font-name="Liberation Sans1"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T13" style:family="text">
      <style:text-properties fo:color="#999999" style:text-outline="false" style:text-line-through-style="none" style:font-name="Arial2"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T14" style:family="text">
      <style:text-properties fo:color="#999999" style:text-outline="false" style:text-line-through-style="none" style:text-position="sub 65%" style:font-name="Arial2" fo:font-size="8pt" fo:font-style="italic" fo:text-shadow="none" style:text-underline-style="none" fo:font-weight="bold" style:letter-kerning="true" style:font-name-asian="DejaVu Sans" style:font-size-asian="8pt" style:font-style-asian="italic" style:font-weight-asian="bold" style:font-name-complex="Tahoma" style:font-size-complex="8pt" style:font-style-complex="italic" style:font-weight-complex="bold" style:text-emphasize="none" style:font-relief="none"/>
    </style:style>
    <style:style style:name="T15"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Arial2" fo:font-size="10pt" fo:font-style="italic" fo:text-shadow="none" style:text-underline-style="none" fo:font-weight="bold" style:letter-kerning="true" style:font-name-asian="DejaVu Sans" style:font-size-asian="10pt" style:font-style-asian="italic" style:font-weight-asian="bold" style:font-name-complex="Tahoma" style:font-size-complex="10pt" style:font-style-complex="italic" style:font-weight-complex="bold" style:text-emphasize="none" style:font-relief="none"/>
    </style:style>
    <style:style style:name="T17" style:family="text">
      <style:text-properties style:use-window-font-color="true" style:text-outline="false" style:text-line-through-style="none" style:font-name="Liberation Sans1" fo:font-size="10pt" fo:font-style="italic" fo:text-shadow="none" style:text-underline-style="none" fo:font-weight="bold" style:letter-kerning="true" style:font-name-asian="DejaVu Sans" style:font-size-asian="10pt" style:font-style-asian="italic" style:font-weight-asian="bold" style:font-name-complex="Tahoma" style:font-size-complex="10pt" style:font-style-complex="italic" style:font-weight-complex="bold" style:text-emphasize="none" style:font-relief="none"/>
    </style:style>
    <style:style style:name="T18" style:family="text">
      <style:text-properties style:use-window-font-color="true" style:text-outline="false" style:text-line-through-style="none" style:font-name="Arial2" fo:font-size="6pt" fo:font-style="italic" fo:text-shadow="none" style:text-underline-style="none" fo:font-weight="bold" style:letter-kerning="true" style:font-name-asian="DejaVu Sans" style:font-size-asian="6pt" style:font-style-asian="italic" style:font-weight-asian="bold" style:font-name-complex="Tahoma" style:font-size-complex="6pt" style:font-style-complex="italic" style:font-weight-complex="bold" style:text-emphasize="none" style:font-relief="none"/>
    </style:style>
    <style:style style:name="T19" style:family="text">
      <style:text-properties fo:color="#000000" style:text-outline="false" style:text-line-through-style="none" style:font-name="Arial2" fo:font-size="8pt" fo:font-style="italic" fo:text-shadow="none" style:text-underline-style="none" fo:font-weight="bold" style:letter-kerning="true" style:font-name-asian="DejaVu Sans" style:font-size-asian="8pt" style:font-style-asian="italic" style:font-weight-asian="normal" style:font-name-complex="Tahoma" style:font-size-complex="8pt" style:font-style-complex="italic" style:font-weight-complex="bold" style:text-emphasize="none" style:font-relief="none"/>
    </style:style>
    <style:style style:name="T20" style:family="text">
      <style:text-properties fo:color="#000000" style:text-outline="false" style:text-line-through-style="none" style:text-position="sub 65%" style:font-name="Arial2" fo:font-size="8pt" fo:font-style="italic" fo:text-shadow="none" style:text-underline-style="none" fo:font-weight="bold" style:letter-kerning="true" style:font-name-asian="DejaVu Sans" style:font-size-asian="8pt" style:font-style-asian="italic" style:font-weight-asian="normal" style:font-name-complex="Tahoma" style:font-size-complex="8pt" style:font-style-complex="italic" style:font-weight-complex="bold"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style:run-through="foreground" style:wrap="none" style:vertical-pos="top" style:vertical-rel="paragraph-content" style:horizontal-pos="center" style:horizontal-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e7e5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e6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8d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7e5ff"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e6ff00"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3333"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33cc66"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ff8d00" draw:opacity="50%" draw:textarea-horizontal-align="center" draw:textarea-vertical-align="middle" fo:padding-top="0.0492in" fo:padding-bottom="0.0492in" fo:padding-left="0.0984in" fo:padding-right="0.0984in" draw:shadow="hidden" draw:shadow-offset-x="0.1181in" draw:shadow-offset-y="0.1181in" draw:shadow-color="#808080" draw:shadow-opacity="50%" style:run-through="foreground"/>
    </style:style>
    <style:style style:name="gr16" style:family="graphic">
      <style:graphic-properties draw:stroke="solid" svg:stroke-width="0in" svg:stroke-color="#000000" draw:marker-start="" draw:marker-start-width="0.1181in" draw:marker-start-center="false" draw:marker-end="Arrow" draw:marker-end-width="0.0783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6ba9b"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0193in" svg:stroke-color="#000000" draw:marker-start="" draw:marker-start-width="0.148in" draw:marker-start-center="false" draw:marker-end="" draw:marker-end-width="0.148in" draw:marker-end-center="false" draw:fill="none" draw:fill-color="#99ccff" draw:textarea-vertical-align="middle" draw:auto-grow-height="false" fo:min-height="0.2953in" fo:min-width="0.1965in"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cc0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0783in" draw:marker-end-center="false" draw:fill="solid" draw:fill-color="#99ccff" draw:textarea-horizontal-align="left" draw:textarea-vertical-align="top" fo:padding-top="0.0492in" fo:padding-bottom="0.0492in" fo:padding-left="0.0591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left" draw:textarea-vertical-align="top" fo:padding-top="0.0492in" fo:padding-bottom="0.0492in" fo:padding-left="0.0591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00b8ff"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e7e5ff" draw:opacity="100%" draw:textarea-horizontal-align="center" draw:textarea-vertical-align="middle" fo:padding-top="0.0492in" fo:padding-bottom="0.0492in" fo:padding-left="0.0984in" fo:padding-right="0.0984in" draw:shadow="hidden" draw:shadow-offset-x="0.1181in" draw:shadow-offset-y="0.1181in" draw:shadow-color="#808080" draw:shadow-opacity="10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100%" draw:textarea-horizontal-align="center" draw:textarea-vertical-align="middle" fo:padding-top="0.0492in" fo:padding-bottom="0.0492in" fo:padding-left="0.0984in" fo:padding-right="0.0984in" draw:shadow="hidden" draw:shadow-offset-x="0.1181in" draw:shadow-offset-y="0.1181in" draw:shadow-color="#808080" draw:shadow-opacity="10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ff3333" draw:opacity="100%" draw:textarea-horizontal-align="center" draw:textarea-vertical-align="middle" fo:padding-top="0.0492in" fo:padding-bottom="0.0492in" fo:padding-left="0.0984in" fo:padding-right="0.0984in" draw:shadow="hidden" draw:shadow-offset-x="0.1181in" draw:shadow-offset-y="0.1181in" draw:shadow-color="#808080" draw:shadow-opacity="10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ff8d00" draw:opacity="100%" draw:textarea-horizontal-align="center" draw:textarea-vertical-align="middle" fo:padding-top="0.0492in" fo:padding-bottom="0.0492in" fo:padding-left="0.0984in" fo:padding-right="0.0984in" draw:shadow="hidden" draw:shadow-offset-x="0.1181in" draw:shadow-offset-y="0.1181in" draw:shadow-color="#808080" draw:shadow-opacity="10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33cc66" draw:opacity="100%" draw:textarea-horizontal-align="center" draw:textarea-vertical-align="middle" fo:padding-top="0.0492in" fo:padding-bottom="0.0492in" fo:padding-left="0.0984in" fo:padding-right="0.0984in" draw:shadow="hidden" draw:shadow-offset-x="0.1181in" draw:shadow-offset-y="0.1181in" draw:shadow-color="#808080" draw:shadow-opacity="100%" style:run-through="foreground"/>
    </style:style>
    <style:style style:name="gr29" style:family="graphic">
      <style:graphic-properties draw:stroke="solid" svg:stroke-width="0in" svg:stroke-color="#000000" draw:marker-start="" draw:marker-start-width="0.1181in" draw:marker-start-center="false" draw:marker-end="" draw:marker-end-width="0.0783in" draw:marker-end-center="false" draw:fill="solid" draw:fill-color="#96ba9b" draw:textarea-horizontal-align="left" draw:textarea-vertical-align="top" fo:padding-top="0.0492in" fo:padding-bottom="0.0492in" fo:padding-left="0.0591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 draw:marker-end-width="0.1181in" draw:marker-end-center="false" draw:fill="solid" draw:fill-color="#96ba9b" draw:textarea-horizontal-align="left" draw:textarea-vertical-align="top" fo:padding-top="0.0492in" fo:padding-bottom="0.0492in" fo:padding-left="0.0591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7da647" draw:textarea-horizontal-align="left" draw:textarea-vertical-align="top"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solid" svg:stroke-width="0in" svg:stroke-color="#000000" draw:marker-start="" draw:marker-start-width="0.1181in" draw:marker-start-center="false" draw:marker-end="" draw:marker-end-width="0.1181in" draw:marker-end-center="false" draw:fill="solid" draw:fill-color="#fff2d1"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547in" fo:min-width="0.4362in"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819in" fo:min-width="1.7016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827in" fo:min-width="1.178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827in" fo:min-width="1.1055in"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dash" draw:stroke-dash="Ultrafine_20_Dashe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827in" fo:min-width="0.6898in"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827in" fo:min-width="1.2138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0" text:name="Figure"/>
      </text:sequence-decls>
      <text:p text:style-name="P8"/>
      <text:p text:style-name="P8"/>
      <text:p text:style-name="P8"/>
      <text:p text:style-name="P8"/>
      <text:p text:style-name="P8"/>
      <text:p text:style-name="P8"/>
      <text:p text:style-name="Title"><text:title>Client Staging Structure</text:title></text:p>
      <text:p text:style-name="Subtitle"/>
      <text:p text:style-name="P6"><text:initial-creator>Matthias Heß</text:initial-creator></text:p>
      <text:p text:style-name="P6"/>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Introduction<text:tab/>2</text:p>
          <text:p text:style-name="P12">2 Staging Structure<text:tab/>2</text:p>
          <text:p text:style-name="P11">2.1 Simple Staging<text:tab/>3</text:p>
          <text:p text:style-name="P11">2.2 Multiple Stages<text:tab/>3</text:p>
          <text:p text:style-name="P10">2.2.1 General Setup<text:tab/>4</text:p>
          <text:p text:style-name="P12">3 Implementation<text:tab/>4</text:p>
          <text:p text:style-name="P11">3.1 Data Ownership<text:tab/>4</text:p>
          <text:p text:style-name="P11">3.2 Data Structures<text:tab/>5</text:p>
          <text:p text:style-name="P10">3.2.1 Request<text:tab/>5</text:p>
          <text:p text:style-name="P10">3.2.2 Workqueue<text:tab/>6</text:p>
        </text:index-body>
      </text:table-of-content>
      <text:p text:style-name="P7"/>
      <text:h text:style-name="P2" text:outline-level="1">Introduction</text:h>
      <text:p text:style-name="Text_20_body">The previous staging implementation has shown an enormous grade of unnecessary complexity. So a new structure has to be developed.</text:p>
      <text:p text:style-name="Text_20_body"/>
      <text:h text:style-name="Heading_20_1" text:outline-level="1">Staging Structure</text:h>
      <text:p text:style-name="Text_20_body">In the client the communication with the XtreemFS servers is of a blocking nature. As the client is the mediator between an application and the servers that store meta-data and real data it is important that the overhead introduced by the client is as small as possible. So it is not feasible to have the network communication blocking the whole client. So in order to hide the blocking operations within the client as much as possible a staging structure has been introduced.</text:p>
      <text:p text:style-name="Text_20_body">In I/O transfer operations, ie. read or write operations, the task of the client is the translation of application I/O requests given by offset and number of bytes to transfer into requests of stripe objects. There is a an intermediate step namely the translation from application requests into requests for file objects. File objects contain the real data of a file whereas stripe objects can potentially contain redundancy data, too.</text:p>
      <text:p text:style-name="Text_20_body">So the transfer operation in the client can be broken down into the following sub-tasks:</text:p>
      <text:list text:style-name="L1">
        <text:list-item>
          <text:p text:style-name="P14">Get I/O request from application (O<text:span text:style-name="T2">appl</text:span>, N<text:span text:style-name="T1">appl</text:span>), where O<text:span text:style-name="T2">appl</text:span><text:span text:style-name="T4"> is the offset within the file and <text:s/>N</text:span><text:span text:style-name="T2">appl</text:span><text:span text:style-name="T4"> is the number of bytes to be transferred.</text:span></text:p>
        </text:list-item>
        <text:list-item>
          <text:p text:style-name="P14">Identify file objects involved in the operation. This results in a set of tuples (F<text:span text:style-name="T8">id</text:span>, <text:span text:style-name="T3">O</text:span><text:span text:style-name="T7">fobj</text:span><text:span text:style-name="T3">, N</text:span><text:span text:style-name="T7">fobj</text:span><text:span text:style-name="T3">)</text:span> where F<text:span text:style-name="T8">id</text:span> is the file object id, <text:span text:style-name="T3">O</text:span><text:span text:style-name="T7">fobj</text:span><text:span text:style-name="T3"> is the offset within file object F</text:span><text:span text:style-name="T7">id</text:span><text:span text:style-name="T3"> and <text:s/>N</text:span><text:span text:style-name="T7">fobj</text:span><text:span text:style-name="T3"> is the number of bytes to be read in file object F</text:span><text:span text:style-name="T7">id</text:span><text:span text:style-name="T3">.</text:span></text:p>
        </text:list-item>
        <text:list-item>
          <text:p text:style-name="P16">Determine stripe objects that correspond to a file object. This step might involve additional operations like parity calculation.</text:p>
        </text:list-item>
        <text:list-item>
          <text:p text:style-name="P16">Transfer said stripe objects from the corresponding OSDs.</text:p>
        </text:list-item>
        <text:list-item>
          <text:p text:style-name="P14"><text:span text:style-name="T3">Calculate for all file objects how much data was actually transferred.</text:span><text:span text:style-name="T3"><text:note text:id="ftn1" text:note-class="footnote"><text:note-citation>1</text:note-citation><text:note-body><text:p text:style-name="P9">Due to the design of XtreemFS there might be an inconsistency of a file size notion between MRC, client and OSD. As a consequence, the client cannot determine the file size a priori but must rely on the OSD to send that information. So the client might receive less bytes than were requested, indicating an EOF</text:p></text:note-body></text:note></text:span></text:p>
        </text:list-item>
        <text:list-item>
          <text:p text:style-name="P16">Determine from the previously calculated number of bytes how many bytes were actually transferred for the application's request and pass this number as the result of the whole operation.</text:p>
        </text:list-item>
      </text:list>
      <text:p text:style-name="P4">In the description above the actual transfer of stripe objects to or from an OSD is a blocking operation. Usually when several of these blocking operations can occur, one uses different threads for each of them in order to speed up the whole system. This allows the system as a whole to proceed even if some parts are blocked.</text:p>
      <text:p text:style-name="P3"><text:span text:style-name="T3">The logical stages consists of the following: The </text:span><text:span text:style-name="T5">filerw </text:span><text:span text:style-name="T6">stage, in which application requests are taken and transformed into file object requests. The </text:span><text:span text:style-name="T5">fobj </text:span><text:span text:style-name="T6">(short for file object) stage transforms file object requests into request for the last stage, the </text:span><text:span text:style-name="T5">sobj </text:span><text:span text:style-name="T6">(short for stripe object) stage. In this last stage, requests to and from the OSDs are handled.</text:span></text:p>
      <text:p text:style-name="P5">The notion of stages is also employed in the implementation of the client but in a slightly different manner. The main purpose of the stages used in the implementation is hiding the blocking operations. Therefore the allocation of stages looks differently. In order to keep track of open files, used replica, x-capabilities to be renewed the client has a number of internal data structures. In a multi-threaded environment access to these data structure has to be designed carefully in order to avoid data corruption and inconsistencies due to concurrent access in different threads to these data structures. A staging architecture might help to facilitate this process.</text:p>
      <text:h text:style-name="Heading_20_2" text:outline-level="2"><text:soft-page-break/>Simple Staging</text:h>
      <text:p text:style-name="P3"><text:span text:style-name="T6">A stage in this context has a defined set of sub-tasks that are executed sequentially (i.e. single-threaded) until a blocking operation occurs. At the blocking operation the execution flow in one stage is interrupted and </text:span><text:span text:style-name="T6">transferred to another stage. The first stage can then continue with another execution flow associated with a different task. The blocking operation is transferred to the second stage. Once the blocking operation has finished, the execution flow of the first task must be continued.</text:span></text:p>
      <text:p text:style-name="P5">Access to internal data structures is restricted to sub-tasks executed in the first stage. Because of its single-threadedness these data structures can be accessed directly without any locks held.</text:p>
      <text:p text:style-name="P5">A stage is implemented as a simple queue. The work that has to be done is associated with requests that are enqueued in that queue. Each request has a type that identifies the work associated with it. Depending on the request type input data and output data are added to the request.</text:p>
      <text:p text:style-name="P3"><draw:frame draw:style-name="fr1" draw:name="Frame1" text:anchor-type="paragraph" svg:y="0.3874in" svg:width="4.8791in" draw:z-index="0"><draw:text-box fo:min-height="2.7075in"><text:p text:style-name="P1"><draw:g text:anchor-type="paragraph" draw:z-index="1" draw:style-name="gr1"><draw:rect draw:style-name="gr2" draw:text-style-name="P26" draw:id="id2" svg:width="3.5933in" svg:height="0.5421in" svg:x="0.4969in" svg:y="1.0827in"><text:p/></draw:rect><draw:rect draw:style-name="gr3" draw:text-style-name="P28" draw:id="id1" svg:width="0.5421in" svg:height="0.3449in" svg:x="2.0224in" svg:y="2.3626in"><text:p text:style-name="P27"><text:span text:style-name="T10">req</text:span><text:span text:style-name="T11">1</text:span></text:p></draw:rect><draw:rect draw:style-name="gr2" draw:text-style-name="P29" svg:width="0.0496in" svg:height="0.0496in" svg:x="1.9732in" svg:y="2.411in"><text:p/></draw:rect><draw:rect draw:style-name="gr4" draw:text-style-name="P29" svg:width="0.0496in" svg:height="0.0496in" svg:x="1.9732in" svg:y="2.6083in"><text:p/></draw:rect><draw:rect draw:style-name="gr5" draw:text-style-name="P29" svg:width="0.0496in" svg:height="0.0496in" svg:x="1.9732in" svg:y="2.5098in"><text:p/></draw:rect><draw:rect draw:style-name="gr6" draw:text-style-name="P29" svg:width="0.0496in" svg:height="0.0496in" svg:x="2.5642in" svg:y="2.5591in"><text:p/></draw:rect><draw:rect draw:style-name="gr7" draw:text-style-name="P29" svg:width="0.0496in" svg:height="0.0496in" svg:x="2.5642in" svg:y="2.4602in"><text:p/></draw:rect><draw:frame draw:style-name="gr8" draw:text-style-name="P31" svg:width="0.7685in" svg:height="0.2276in" svg:x="1.0827in" svg:y="2.411in"><draw:text-box><text:p text:style-name="P30"><text:span text:style-name="T12">Input Data</text:span></text:p></draw:text-box></draw:frame><draw:frame draw:style-name="gr8" draw:text-style-name="P31" svg:width="0.8614in" svg:height="0.2276in" svg:x="2.7114in" svg:y="2.411in"><draw:text-box><text:p text:style-name="P30"><text:span text:style-name="T12">Output Data</text:span></text:p></draw:text-box></draw:frame><draw:g draw:style-name="gr9"><draw:rect draw:style-name="gr3" draw:text-style-name="P28" svg:width="0.5413in" svg:height="0.3449in" svg:x="0.6445in" svg:y="1.1811in"><text:p text:style-name="P27"><text:span text:style-name="T10">req</text:span><text:span text:style-name="T11">1</text:span></text:p></draw:rect><draw:rect draw:style-name="gr2" draw:text-style-name="P29" svg:width="0.0496in" svg:height="0.0496in" svg:x="0.5953in" svg:y="1.2307in"><text:p/></draw:rect><draw:rect draw:style-name="gr4" draw:text-style-name="P29" svg:width="0.0496in" svg:height="0.0496in" svg:x="0.5953in" svg:y="1.4272in"><text:p/></draw:rect><draw:rect draw:style-name="gr5" draw:text-style-name="P29" svg:width="0.0496in" svg:height="0.0496in" svg:x="0.5953in" svg:y="1.3283in"><text:p/></draw:rect><draw:rect draw:style-name="gr6" draw:text-style-name="P29" svg:width="0.0496in" svg:height="0.0496in" svg:x="1.1854in" svg:y="1.378in"><text:p/></draw:rect><draw:rect draw:style-name="gr7" draw:text-style-name="P29" svg:width="0.0496in" svg:height="0.0488in" svg:x="1.1854in" svg:y="1.2799in"><text:p/></draw:rect></draw:g><draw:g draw:style-name="gr9"><draw:rect draw:style-name="gr10" draw:text-style-name="P32" svg:width="0.5421in" svg:height="0.3449in" svg:x="2.3669in" svg:y="1.1811in"><text:p text:style-name="P27"><text:span text:style-name="T13">req</text:span><text:span text:style-name="T14">3</text:span></text:p></draw:rect><draw:rect draw:style-name="gr11" draw:text-style-name="P29" svg:width="0.0496in" svg:height="0.0496in" svg:x="2.3177in" svg:y="1.3283in"><text:p/></draw:rect><draw:rect draw:style-name="gr12" draw:text-style-name="P29" svg:width="0.0496in" svg:height="0.0496in" svg:x="2.9087in" svg:y="1.3283in"><text:p/></draw:rect><draw:rect draw:style-name="gr13" draw:text-style-name="P29" svg:width="0.0496in" svg:height="0.0496in" svg:x="2.9087in" svg:y="1.4272in"><text:p/></draw:rect><draw:rect draw:style-name="gr14" draw:text-style-name="P29" svg:width="0.0496in" svg:height="0.0496in" svg:x="2.9087in" svg:y="1.2307in"><text:p/></draw:rect></draw:g><draw:g draw:style-name="gr9"><draw:rect draw:style-name="gr10" draw:text-style-name="P32" svg:width="0.5413in" svg:height="0.3449in" svg:x="1.4815in" svg:y="1.1811in"><text:p text:style-name="P27"><text:span text:style-name="T13">req</text:span><text:span text:style-name="T14">2</text:span></text:p></draw:rect><draw:rect draw:style-name="gr11" draw:text-style-name="P29" svg:width="0.0496in" svg:height="0.0488in" svg:x="1.4323in" svg:y="1.2799in"><text:p/></draw:rect><draw:rect draw:style-name="gr13" draw:text-style-name="P29" svg:width="0.0496in" svg:height="0.0496in" svg:x="1.4323in" svg:y="1.378in"><text:p/></draw:rect><draw:rect draw:style-name="gr15" draw:text-style-name="P29" svg:width="0.0496in" svg:height="0.0496in" svg:x="2.0224in" svg:y="1.378in"><text:p/></draw:rect><draw:rect draw:style-name="gr14" draw:text-style-name="P29" svg:width="0.0496in" svg:height="0.0488in" svg:x="2.0224in" svg:y="1.2799in"><text:p/></draw:rect></draw:g><draw:connector draw:style-name="gr16" draw:text-style-name="P29" draw:type="curve" draw:line-skew="0.089in -0.0378in" svg:x1="2.2933in" svg:y1="2.3626in" svg:x2="0.276in" svg:y2="1.3535in" draw:start-shape="id1" draw:start-glue-point="0" draw:end-shape="id2" draw:end-glue-point="3"><text:p/></draw:connector><draw:frame draw:style-name="gr8" draw:text-style-name="P33" svg:width="0.4079in" svg:height="0.4024in" svg:x="3.2035in" svg:y="1.0827in"><draw:text-box><text:p text:style-name="P30"><text:span text:style-name="T15">...</text:span></text:p></draw:text-box></draw:frame><draw:rect draw:style-name="gr17" draw:text-style-name="P29" draw:id="id3" svg:width="0.7386in" svg:height="0.5421in" svg:x="4.0898in" svg:y="1.0827in"><text:p/></draw:rect><draw:g draw:style-name="gr9"><draw:rect draw:style-name="gr3" draw:text-style-name="P28" svg:width="0.5421in" svg:height="0.3449in" svg:x="4.1878in" svg:y="1.1811in"><text:p text:style-name="P27"><text:span text:style-name="T10">req</text:span><text:span text:style-name="T11">1</text:span></text:p></draw:rect><draw:rect draw:style-name="gr2" draw:text-style-name="P29" svg:width="0.0496in" svg:height="0.0496in" svg:x="4.1382in" svg:y="1.2307in"><text:p/></draw:rect><draw:rect draw:style-name="gr4" draw:text-style-name="P29" svg:width="0.0496in" svg:height="0.0496in" svg:x="4.1382in" svg:y="1.4272in"><text:p/></draw:rect><draw:rect draw:style-name="gr5" draw:text-style-name="P29" svg:width="0.0496in" svg:height="0.0496in" svg:x="4.1382in" svg:y="1.3283in"><text:p/></draw:rect><draw:rect draw:style-name="gr6" draw:text-style-name="P29" svg:width="0.0496in" svg:height="0.0496in" svg:x="4.7295in" svg:y="1.378in"><text:p/></draw:rect><draw:rect draw:style-name="gr7" draw:text-style-name="P29" svg:width="0.0496in" svg:height="0.0488in" svg:x="4.7295in" svg:y="1.2799in"><text:p/></draw:rect></draw:g><draw:custom-shape draw:style-name="gr18" draw:text-style-name="P26" svg:width="0.1969in" svg:height="0.1969in" svg:x="0.9882in" svg:y="2.0181in"><text:p text:style-name="P27"><text:span text:style-name="T16">1</text:span></text:p><draw:enhanced-geometry svg:viewBox="0 0 21600 21600" draw:glue-points="10800 0 3160 3160 0 10800 3160 18440 10800 21600 18440 18440 21600 10800 18440 3160" draw:text-areas="3200 3200 18400 18400" draw:type="ellipse"/></draw:custom-shape><draw:custom-shape draw:style-name="gr18" draw:text-style-name="P26" svg:width="0.1969in" svg:height="0.1976in" svg:x="4.385in" svg:y="1.722in"><text:p text:style-name="P27"><text:span text:style-name="T16">2</text:span></text:p><draw:enhanced-geometry svg:viewBox="0 0 21600 21600" draw:glue-points="10800 0 3160 3160 0 10800 3160 18440 10800 21600 18440 18440 21600 10800 18440 3160" draw:text-areas="3200 3200 18400 18400" draw:type="ellipse"/></draw:custom-shape><draw:rect draw:style-name="gr17" draw:text-style-name="P29" draw:id="id4" svg:width="3.4453in" svg:height="0.6398in" svg:x="0.4969in" svg:y="0in"><text:p/></draw:rect><draw:g draw:style-name="gr9"><draw:rect draw:style-name="gr3" draw:text-style-name="P28" svg:width="0.5413in" svg:height="0.3449in" svg:x="0.6445in" svg:y="0.148in"><text:p text:style-name="P27"><text:span text:style-name="T10">req</text:span><text:span text:style-name="T11">1</text:span></text:p></draw:rect><draw:rect draw:style-name="gr2" draw:text-style-name="P29" svg:width="0.0496in" svg:height="0.0496in" svg:x="0.5953in" svg:y="0.1965in"><text:p/></draw:rect><draw:rect draw:style-name="gr4" draw:text-style-name="P29" svg:width="0.0496in" svg:height="0.0496in" svg:x="0.5953in" svg:y="0.3937in"><text:p/></draw:rect><draw:rect draw:style-name="gr5" draw:text-style-name="P29" svg:width="0.0496in" svg:height="0.0496in" svg:x="0.5953in" svg:y="0.2953in"><text:p/></draw:rect><draw:rect draw:style-name="gr6" draw:text-style-name="P29" svg:width="0.0496in" svg:height="0.0496in" svg:x="1.1854in" svg:y="0.3445in"><text:p/></draw:rect><draw:rect draw:style-name="gr7" draw:text-style-name="P29" svg:width="0.0496in" svg:height="0.0496in" svg:x="1.1854in" svg:y="0.2457in"><text:p/></draw:rect></draw:g><draw:connector draw:style-name="gr16" draw:text-style-name="P29" draw:type="curve" draw:line-skew="0.0929in -0.2807in" svg:x1="4.4587in" svg:y1="1.0827in" svg:x2="0.0516in" svg:y2="0.3193in" draw:start-shape="id3" draw:start-glue-point="0" draw:end-shape="id4" draw:end-glue-point="3"><text:p/></draw:connector><draw:line draw:style-name="gr16" draw:text-style-name="P29" svg:x1="1.2835in" svg:y1="0.2953in" svg:x2="1.5787in" svg:y2="0.2953in"><text:p/></draw:line><draw:rect draw:style-name="gr19" draw:text-style-name="P34" svg:width="1.0335in" svg:height="0.3449in" svg:x="1.678in" svg:y="0.148in"><text:p text:style-name="P27"><text:span text:style-name="T17">Work</text:span></text:p></draw:rect><draw:g draw:style-name="gr9"><draw:rect draw:style-name="gr3" draw:text-style-name="P28" svg:width="0.5413in" svg:height="0.3449in" svg:x="3.2035in" svg:y="0.148in"><text:p text:style-name="P27"><text:span text:style-name="T10">req</text:span><text:span text:style-name="T11">1</text:span></text:p></draw:rect><draw:rect draw:style-name="gr2" draw:text-style-name="P29" svg:width="0.0496in" svg:height="0.0496in" svg:x="3.1543in" svg:y="0.1965in"><text:p/></draw:rect><draw:rect draw:style-name="gr4" draw:text-style-name="P29" svg:width="0.0496in" svg:height="0.0496in" svg:x="3.1543in" svg:y="0.3937in"><text:p/></draw:rect><draw:rect draw:style-name="gr5" draw:text-style-name="P29" svg:width="0.0496in" svg:height="0.0496in" svg:x="3.1543in" svg:y="0.2953in"><text:p/></draw:rect><draw:rect draw:style-name="gr6" draw:text-style-name="P29" svg:width="0.0496in" svg:height="0.0496in" svg:x="3.7445in" svg:y="0.3445in"><text:p/></draw:rect><draw:rect draw:style-name="gr7" draw:text-style-name="P29" svg:width="0.0496in" svg:height="0.0496in" svg:x="3.7445in" svg:y="0.2457in"><text:p/></draw:rect></draw:g><draw:custom-shape draw:style-name="gr20" draw:text-style-name="P29" svg:width="0.5413in" svg:height="0.5413in" svg:x="3.2035in" svg:y="0.0492in"><text:p/><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line draw:style-name="gr16" draw:text-style-name="P29" svg:x1="2.8091in" svg:y1="0.2953in" svg:x2="3.1043in" svg:y2="0.2953in"><text:p/></draw:line></draw:g>Figure <text:sequence text:ref-name="refFigure0" text:name="Figure" text:formula="ooow:Figure+1" style:num-format="1">1</text:sequence>: Request flow in one stage. The request is enqueued into the stage queue (blue). On the other side of the queue, the request is taken off the queue and the work associated with the request is executed (green). At the end the request might be destroyed. The coloured dots indicate data associated with the request, either input or output data.</text:p></draw:text-box></draw:frame></text:p>
      <text:p text:style-name="P3"/>
      <text:p text:style-name="P3">The work itself is executed in only one thread in order to make access to internal data structure easier.</text:p>
      <text:p text:style-name="P3">The usual request flow will look like the following:</text:p>
      <text:list text:style-name="L2">
        <text:list-item>
          <text:p text:style-name="P20">A request is created and data (input and output) is assigned to that request.</text:p>
        </text:list-item>
        <text:list-item>
          <text:p text:style-name="P20">The request is enqueued in the workqueue that belongs to a certain stage.</text:p>
        </text:list-item>
        <text:list-item>
          <text:p text:style-name="P20">The work thread of that stage picks up a request from the queue.</text:p>
        </text:list-item>
        <text:list-item>
          <text:p text:style-name="P20">The work thread identifies the work to be done by means of the request type.</text:p>
        </text:list-item>
        <text:list-item>
          <text:p text:style-name="P20">The work is executed. In this step access to internal data structures is possible. The work transforms the input data into output data.</text:p>
        </text:list-item>
        <text:list-item>
          <text:p text:style-name="P20">Once the work has finished, the request can be destroyed.</text:p>
        </text:list-item>
      </text:list>
      <text:p text:style-name="P3">This is only a very simple setting where only one stage is involved. But the purpose of introducing the stages is to hide the blocking operations, that are done in an additional stage.</text:p>
      <text:h text:style-name="Heading_20_2" text:outline-level="2">Multiple Stages</text:h>
      <text:p text:style-name="Text_20_body">Multiple stages are used when blocking operations can occur. When the work in one stage encounters a part which will block, that operation is split off the initial work and distributed to a second stage which handles <text:soft-page-break/>these blocking operations. These blocking operations will be executed in one (or more) different threads, such that the initial stage can proceed with another execution flow.</text:p>
      <text:h text:style-name="Heading_20_3" text:outline-level="3">General Setup</text:h>
      <text:p text:style-name="Text_20_body">The general setup with multiple stages is not fundamentally different from the simple case.</text:p>
      <text:p text:style-name="Text_20_body"><draw:frame draw:style-name="fr1" draw:name="Frame2" text:anchor-type="paragraph" svg:y="0.2457in" svg:width="4.9945in" draw:z-index="2"><draw:text-box fo:min-height="2.6091in"><text:p text:style-name="Figure"><draw:g text:anchor-type="paragraph" draw:z-index="3" draw:style-name="gr1"><draw:g draw:style-name="gr9" draw:id="id8"><draw:rect draw:style-name="gr3" draw:text-style-name="P28" svg:width="0.5413in" svg:height="0.3449in" svg:x="2.0224in" svg:y="2.2638in"><text:p text:style-name="P27"><text:span text:style-name="T10">req</text:span><text:span text:style-name="T11">1</text:span></text:p></draw:rect><draw:rect draw:style-name="gr2" draw:text-style-name="P29" svg:width="0.0496in" svg:height="0.0496in" svg:x="1.9728in" svg:y="2.3134in"><text:p/></draw:rect><draw:rect draw:style-name="gr4" draw:text-style-name="P29" svg:width="0.0496in" svg:height="0.0496in" svg:x="1.9728in" svg:y="2.5102in"><text:p/></draw:rect><draw:rect draw:style-name="gr5" draw:text-style-name="P29" svg:width="0.0496in" svg:height="0.0496in" svg:x="1.9728in" svg:y="2.4118in"><text:p/></draw:rect><draw:rect draw:style-name="gr6" draw:text-style-name="P29" svg:width="0.0496in" svg:height="0.0496in" svg:x="2.5634in" svg:y="2.461in"><text:p/></draw:rect><draw:rect draw:style-name="gr7" draw:text-style-name="P29" svg:width="0.0496in" svg:height="0.0496in" svg:x="2.5634in" svg:y="2.3626in"><text:p/></draw:rect></draw:g><draw:rect draw:style-name="gr21" draw:text-style-name="P35" draw:id="id10" svg:width="1.5996in" svg:height="0.5169in" svg:x="0.4965in" svg:y="1.1075in"><text:p text:style-name="P27"><text:span text:style-name="T18">Stage 1 Queue</text:span></text:p></draw:rect><draw:g draw:style-name="gr9"><draw:rect draw:style-name="gr3" draw:text-style-name="P28" svg:width="0.3748in" svg:height="0.2394in" svg:x="0.6291in" svg:y="1.3291in"><text:p text:style-name="P27"><text:span text:style-name="T10">req</text:span><text:span text:style-name="T11">1</text:span></text:p></draw:rect><draw:rect draw:style-name="gr2" draw:text-style-name="P29" svg:width="0.0343in" svg:height="0.0343in" svg:x="0.5953in" svg:y="1.3634in"><text:p/></draw:rect><draw:rect draw:style-name="gr4" draw:text-style-name="P29" svg:width="0.0343in" svg:height="0.0343in" svg:x="0.5953in" svg:y="1.4992in"><text:p/></draw:rect><draw:rect draw:style-name="gr5" draw:text-style-name="P29" svg:width="0.0343in" svg:height="0.0343in" svg:x="0.5953in" svg:y="1.4311in"><text:p/></draw:rect><draw:rect draw:style-name="gr6" draw:text-style-name="P29" svg:width="0.0343in" svg:height="0.0343in" svg:x="1.0035in" svg:y="1.4654in"><text:p/></draw:rect><draw:rect draw:style-name="gr7" draw:text-style-name="P29" svg:width="0.0343in" svg:height="0.0343in" svg:x="1.0035in" svg:y="1.3972in"><text:p/></draw:rect></draw:g><draw:g draw:style-name="gr9"><draw:rect draw:style-name="gr3" draw:text-style-name="P28" svg:width="0.3752in" svg:height="0.2386in" svg:x="1.6374in" svg:y="1.3366in"><text:p text:style-name="P27"><text:span text:style-name="T10">req</text:span><text:span text:style-name="T11">1</text:span></text:p></draw:rect><draw:rect draw:style-name="gr2" draw:text-style-name="P29" svg:width="0.0343in" svg:height="0.0343in" svg:x="1.6035in" svg:y="1.3709in"><text:p/></draw:rect><draw:rect draw:style-name="gr4" draw:text-style-name="P29" svg:width="0.0343in" svg:height="0.0343in" svg:x="1.6035in" svg:y="1.5071in"><text:p/></draw:rect><draw:rect draw:style-name="gr5" draw:text-style-name="P29" svg:width="0.0343in" svg:height="0.0343in" svg:x="1.6035in" svg:y="1.439in"><text:p/></draw:rect><draw:rect draw:style-name="gr6" draw:text-style-name="P29" svg:width="0.0343in" svg:height="0.0343in" svg:x="2.0126in" svg:y="1.4728in"><text:p/></draw:rect><draw:rect draw:style-name="gr7" draw:text-style-name="P29" svg:width="0.0343in" svg:height="0.0343in" svg:x="2.0126in" svg:y="1.4047in"><text:p/></draw:rect></draw:g><draw:line draw:style-name="gr16" draw:text-style-name="P29" svg:x1="1.1114in" svg:y1="1.452in" svg:x2="1.5543in" svg:y2="1.452in"><text:p/></draw:line><draw:rect draw:style-name="gr22" draw:text-style-name="P35" svg:width="2.5098in" svg:height="0.5169in" svg:x="2.4402in" svg:y="1.1075in"><text:p text:style-name="P27"><text:span text:style-name="T18">Stage 1 Execution Unit</text:span></text:p></draw:rect><draw:g draw:style-name="gr9"><draw:rect draw:style-name="gr3" draw:text-style-name="P28" svg:width="0.3748in" svg:height="0.2386in" svg:x="2.5728in" svg:y="1.3366in"><text:p text:style-name="P27"><text:span text:style-name="T10">req</text:span><text:span text:style-name="T11">1</text:span></text:p></draw:rect><draw:rect draw:style-name="gr2" draw:text-style-name="P29" svg:width="0.0343in" svg:height="0.0343in" svg:x="2.539in" svg:y="1.3709in"><text:p/></draw:rect><draw:rect draw:style-name="gr4" draw:text-style-name="P29" svg:width="0.0343in" svg:height="0.0343in" svg:x="2.539in" svg:y="1.5071in"><text:p/></draw:rect><draw:rect draw:style-name="gr5" draw:text-style-name="P29" svg:width="0.0343in" svg:height="0.0343in" svg:x="2.539in" svg:y="1.439in"><text:p/></draw:rect><draw:rect draw:style-name="gr6" draw:text-style-name="P29" svg:width="0.0343in" svg:height="0.0343in" svg:x="2.9472in" svg:y="1.4728in"><text:p/></draw:rect><draw:rect draw:style-name="gr7" draw:text-style-name="P29" svg:width="0.0343in" svg:height="0.0343in" svg:x="2.9472in" svg:y="1.4047in"><text:p/></draw:rect></draw:g><draw:line draw:style-name="gr16" draw:text-style-name="P29" svg:x1="2.1449in" svg:y1="1.452in" svg:x2="2.4157in" svg:y2="1.452in"><text:p/></draw:line><draw:rect draw:style-name="gr23" draw:text-style-name="P36" svg:width="1.2803in" svg:height="0.2953in" svg:x="3.0799in" svg:y="1.3043in"><text:p text:style-name="P27"><text:span text:style-name="T12">Work</text:span></text:p></draw:rect><draw:g draw:style-name="gr9" draw:id="id5"><draw:g draw:style-name="gr9"><draw:rect draw:style-name="gr24" draw:text-style-name="P37" svg:width="0.3748in" svg:height="0.2386in" svg:x="3.9264in" svg:y="1.3366in"><text:p text:style-name="P27"><text:span text:style-name="T19">req</text:span><text:span text:style-name="T20">2</text:span></text:p></draw:rect><draw:rect draw:style-name="gr25" draw:text-style-name="P29" svg:width="0.0343in" svg:height="0.0343in" svg:x="3.8925in" svg:y="1.4047in"><text:p/></draw:rect><draw:rect draw:style-name="gr26" draw:text-style-name="P29" svg:width="0.0343in" svg:height="0.0343in" svg:x="3.8925in" svg:y="1.4728in"><text:p/></draw:rect><draw:rect draw:style-name="gr27" draw:text-style-name="P29" svg:width="0.035in" svg:height="0.0343in" svg:x="4.3008in" svg:y="1.4728in"><text:p/></draw:rect><draw:rect draw:style-name="gr28" draw:text-style-name="P29" svg:width="0.035in" svg:height="0.0343in" svg:x="4.3008in" svg:y="1.4047in"><text:p/></draw:rect></draw:g></draw:g><draw:g draw:style-name="gr9"><draw:rect draw:style-name="gr3" draw:text-style-name="P28" svg:width="0.3748in" svg:height="0.2386in" svg:x="4.4925in" svg:y="1.3366in"><text:p text:style-name="P27"><text:span text:style-name="T10">req</text:span><text:span text:style-name="T11">1</text:span></text:p></draw:rect><draw:rect draw:style-name="gr2" draw:text-style-name="P29" svg:width="0.035in" svg:height="0.0343in" svg:x="4.4579in" svg:y="1.3709in"><text:p/></draw:rect><draw:rect draw:style-name="gr4" draw:text-style-name="P29" svg:width="0.035in" svg:height="0.0343in" svg:x="4.4579in" svg:y="1.5071in"><text:p/></draw:rect><draw:rect draw:style-name="gr5" draw:text-style-name="P29" svg:width="0.035in" svg:height="0.0343in" svg:x="4.4579in" svg:y="1.439in"><text:p/></draw:rect><draw:rect draw:style-name="gr6" draw:text-style-name="P29" svg:width="0.0343in" svg:height="0.0343in" svg:x="4.8665in" svg:y="1.4728in"><text:p/></draw:rect><draw:rect draw:style-name="gr7" draw:text-style-name="P29" svg:width="0.0343in" svg:height="0.0343in" svg:x="4.8665in" svg:y="1.4047in"><text:p/></draw:rect></draw:g><draw:custom-shape draw:style-name="gr20" draw:text-style-name="P29" svg:width="0.3449in" svg:height="0.3449in" svg:x="4.5071in" svg:y="1.2799in"><text:p/><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rect draw:style-name="gr29" draw:text-style-name="P35" draw:id="id7" svg:width="1.5996in" svg:height="0.5169in" svg:x="0.4925in" svg:y="0in"><text:p text:style-name="P27"><text:span text:style-name="T18">Stage 2 Queue</text:span></text:p></draw:rect><draw:g draw:style-name="gr9"><draw:rect draw:style-name="gr3" draw:text-style-name="P28" svg:width="0.3748in" svg:height="0.2394in" svg:x="0.6252in" svg:y="0.2217in"><text:p text:style-name="P27"><text:span text:style-name="T10">req</text:span><text:span text:style-name="T11">2</text:span></text:p></draw:rect><draw:rect draw:style-name="gr2" draw:text-style-name="P29" svg:width="0.035in" svg:height="0.0335in" svg:x="0.5902in" svg:y="0.2563in"><text:p/></draw:rect><draw:rect draw:style-name="gr4" draw:text-style-name="P29" svg:width="0.035in" svg:height="0.0335in" svg:x="0.5902in" svg:y="0.3925in"><text:p/></draw:rect><draw:rect draw:style-name="gr5" draw:text-style-name="P29" svg:width="0.035in" svg:height="0.0335in" svg:x="0.5902in" svg:y="0.3244in"><text:p/></draw:rect><draw:rect draw:style-name="gr6" draw:text-style-name="P29" svg:width="0.0343in" svg:height="0.035in" svg:x="0.9992in" svg:y="0.3575in"><text:p/></draw:rect><draw:rect draw:style-name="gr7" draw:text-style-name="P29" svg:width="0.0343in" svg:height="0.035in" svg:x="0.9992in" svg:y="0.2898in"><text:p/></draw:rect></draw:g><draw:g draw:style-name="gr9"><draw:rect draw:style-name="gr3" draw:text-style-name="P28" svg:width="0.3748in" svg:height="0.2394in" svg:x="1.6335in" svg:y="0.2291in"><text:p text:style-name="P27"><text:span text:style-name="T10">req</text:span><text:span text:style-name="T11">2</text:span></text:p></draw:rect><draw:rect draw:style-name="gr2" draw:text-style-name="P29" svg:width="0.0343in" svg:height="0.0343in" svg:x="1.5992in" svg:y="0.2634in"><text:p/></draw:rect><draw:rect draw:style-name="gr4" draw:text-style-name="P29" svg:width="0.0343in" svg:height="0.0343in" svg:x="1.5992in" svg:y="0.3992in"><text:p/></draw:rect><draw:rect draw:style-name="gr5" draw:text-style-name="P29" svg:width="0.0343in" svg:height="0.0343in" svg:x="1.5992in" svg:y="0.3311in"><text:p/></draw:rect><draw:rect draw:style-name="gr6" draw:text-style-name="P29" svg:width="0.035in" svg:height="0.0343in" svg:x="2.0079in" svg:y="0.3654in"><text:p/></draw:rect><draw:rect draw:style-name="gr7" draw:text-style-name="P29" svg:width="0.035in" svg:height="0.0343in" svg:x="2.0079in" svg:y="0.2972in"><text:p/></draw:rect></draw:g><draw:line draw:style-name="gr16" draw:text-style-name="P29" svg:x1="1.1071in" svg:y1="0.3445in" svg:x2="1.55in" svg:y2="0.3445in"><text:p/></draw:line><draw:rect draw:style-name="gr30" draw:text-style-name="P35" svg:width="2.5098in" svg:height="0.5169in" svg:x="2.4362in" svg:y="0in"><text:p text:style-name="P27"><text:span text:style-name="T18">Stage 2 Execution Unit</text:span></text:p></draw:rect><draw:g draw:style-name="gr9"><draw:rect draw:style-name="gr3" draw:text-style-name="P28" svg:width="0.3748in" svg:height="0.2394in" svg:x="2.5689in" svg:y="0.2291in"><text:p text:style-name="P27"><text:span text:style-name="T10">req</text:span><text:span text:style-name="T11">2</text:span></text:p></draw:rect><draw:rect draw:style-name="gr2" draw:text-style-name="P29" svg:width="0.035in" svg:height="0.0343in" svg:x="2.5343in" svg:y="0.2634in"><text:p/></draw:rect><draw:rect draw:style-name="gr4" draw:text-style-name="P29" svg:width="0.035in" svg:height="0.0343in" svg:x="2.5343in" svg:y="0.3992in"><text:p/></draw:rect><draw:rect draw:style-name="gr5" draw:text-style-name="P29" svg:width="0.035in" svg:height="0.0343in" svg:x="2.5343in" svg:y="0.3311in"><text:p/></draw:rect><draw:rect draw:style-name="gr6" draw:text-style-name="P29" svg:width="0.0343in" svg:height="0.0343in" svg:x="2.9429in" svg:y="0.3654in"><text:p/></draw:rect><draw:rect draw:style-name="gr7" draw:text-style-name="P29" svg:width="0.0343in" svg:height="0.0343in" svg:x="2.9429in" svg:y="0.2972in"><text:p/></draw:rect></draw:g><draw:line draw:style-name="gr16" draw:text-style-name="P29" svg:x1="2.1406in" svg:y1="0.3445in" svg:x2="2.4114in" svg:y2="0.3445in"><text:p/></draw:line><draw:rect draw:style-name="gr31" draw:text-style-name="P36" svg:width="1.2795in" svg:height="0.2961in" svg:x="3.0756in" svg:y="0.1965in"><text:p text:style-name="P27"><text:span text:style-name="T12">Work</text:span></text:p></draw:rect><draw:g draw:style-name="gr9"><draw:rect draw:style-name="gr3" draw:text-style-name="P28" svg:width="0.3752in" svg:height="0.2394in" svg:x="4.4874in" svg:y="0.2291in"><text:p text:style-name="P27"><text:span text:style-name="T10">req</text:span><text:span text:style-name="T11">2</text:span></text:p></draw:rect><draw:rect draw:style-name="gr2" draw:text-style-name="P29" svg:width="0.0343in" svg:height="0.0343in" svg:x="4.4535in" svg:y="0.2634in"><text:p/></draw:rect><draw:rect draw:style-name="gr4" draw:text-style-name="P29" svg:width="0.0343in" svg:height="0.0343in" svg:x="4.4535in" svg:y="0.3992in"><text:p/></draw:rect><draw:rect draw:style-name="gr5" draw:text-style-name="P29" svg:width="0.0343in" svg:height="0.0343in" svg:x="4.4535in" svg:y="0.3311in"><text:p/></draw:rect><draw:rect draw:style-name="gr6" draw:text-style-name="P29" svg:width="0.0343in" svg:height="0.0343in" svg:x="4.8626in" svg:y="0.3654in"><text:p/></draw:rect><draw:rect draw:style-name="gr7" draw:text-style-name="P29" svg:width="0.0343in" svg:height="0.0343in" svg:x="4.8626in" svg:y="0.2972in"><text:p/></draw:rect></draw:g><draw:custom-shape draw:style-name="gr20" draw:text-style-name="P29" svg:width="0.3449in" svg:height="0.3449in" svg:x="4.5028in" svg:y="0.172in"><text:p/><draw:enhanced-geometry svg:viewBox="0 0 21600 21600"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onnector draw:style-name="gr2" draw:text-style-name="P29" draw:id="id6" draw:type="curve" draw:line-skew="-0.1295in" svg:x1="4.1138in" svg:y1="1.3366in" svg:x2="3.4256in" svg:y2="0.761in" draw:start-shape="id5" draw:start-glue-point="0"><text:p/></draw:connector><draw:connector draw:style-name="gr16" draw:text-style-name="P29" draw:type="curve" svg:x1="3.4256in" svg:y1="0.761in" svg:x2="0.0445in" svg:y2="0.2583in" draw:start-shape="id6" draw:start-glue-point="3" draw:end-shape="id7" draw:end-glue-point="3"><text:p/></draw:connector><draw:frame draw:style-name="gr8" draw:text-style-name="P38" svg:width="0.6988in" svg:height="0.2622in" svg:x="1.1689in" svg:y="2.3055in"><draw:text-box><text:p text:style-name="P30"><text:span text:style-name="T16">Initiator</text:span></text:p></draw:text-box></draw:frame><draw:connector draw:style-name="gr2" draw:text-style-name="P29" draw:id="id9" draw:type="curve" draw:line-skew="-0.0531in" svg:x1="2.2925in" svg:y1="2.2642in" svg:x2="1.9843in" svg:y2="1.8925in" draw:start-shape="id8" draw:start-glue-point="0"><text:p/></draw:connector><draw:connector draw:style-name="gr16" draw:text-style-name="P29" draw:type="curve" svg:x1="1.9843in" svg:y1="1.8925in" svg:x2="0.1634in" svg:y2="1.3661in" draw:start-shape="id9" draw:start-glue-point="3" draw:end-shape="id10" draw:end-glue-point="3"><text:p/></draw:connector></draw:g>Figure <text:sequence text:ref-name="refFigure1" text:name="Figure" text:formula="ooow:Figure+1" style:num-format="1">2</text:sequence>: Work distributed among two stages. In stage one a second request is created and enqueued in the queue for stage 2.</text:p></draw:text-box></draw:frame></text:p>
      <text:p text:style-name="Text_20_body"/>
      <text:p text:style-name="Text_20_body">The initiator of the second request (req<text:span text:style-name="T7">2</text:span><text:span text:style-name="T3">) is now not placed outside of any queue (as in the simple case) but in the execution unit of stage 1. Everything else remains the same. The stage 1 execution unit is not limited to creating only one request but can – of course – several other requests. If after req</text:span><text:span text:style-name="T7">2</text:span> there has still some work to be done, the execution unit in stage 2 would just create a further request.</text:p>
      <text:p text:style-name="P3">There are however exceptions to this flow: Some of the work has to be done synchronously. Read and write operations in the client that are initiated by FUSE must wait for the whole operation to be finished such that the result can be passed back to the application that started the I/O operation. So it must be possible to wait on certain requests, usually created by the initiator only as in the stages itself no wait should occur. Otherwise the design of the application has flaws.</text:p>
      <text:p text:style-name="Text_20_body">This also implies that the request must not be destroyed at the end of the work. The possibility to wait for a request requires a further extension to the above scheme. In figure 2, when req<text:span text:style-name="T7">2</text:span> is finished it is destroyed and the work requested by the initiator is done. When someone waits for req<text:span text:style-name="T7">1</text:span> to be finished, it must be woken up at that point. Part of the work associated with req<text:span text:style-name="T7">2</text:span> is therefore waking up threads that wait on req<text:span text:style-name="T7">1</text:span>.</text:p>
      <text:p text:style-name="Text_20_body">To be able to do so information on req<text:span text:style-name="T7">1</text:span> must be passed onto req<text:span text:style-name="T7">2</text:span> somehow.</text:p>
      <text:h text:style-name="Heading_20_2" text:outline-level="2">Waiting for requests</text:h>
      <text:p text:style-name="Text_20_body">As indicated in the previous section the usual request flow cannot be maintained when someone needs to wait for an operation to finish. So the operations to finish a request not only consist of deleting the request but also of waking up possible waiting entities. The implementation must make sure that there are indicators if someone is waiting on the request.</text:p>
      <text:p text:style-name="Text_20_body">Usually there is only one request in the hierarchy of requests that someone needs to wait for, the top request. So all further requests might contain a reference to that request in order that each one of them is able to finish the top request by waking up the waiter.</text:p>
      <text:p text:style-name="Text_20_body">This can be done by enqueuing a <text:span text:style-name="T9">finish request</text:span> in the stage the top-level request was enqueued in the first place. When the execution unit of that stage encounters such a request, it knows how to wake up a waiter and finish up the request properly.</text:p>
      <text:h text:style-name="Heading_20_2" text:outline-level="2"><text:soft-page-break/>Error Handling</text:h>
      <text:p text:style-name="Text_20_body">During ordinary execution of requests error handling is done in the work part. If the error handling requires access to data structures that may only be accessed in a certain stage, the error handling code must create and enqueue error requests in the corresponding queue.</text:p>
      <text:h text:style-name="Heading_20_1" text:outline-level="1">Implementation</text:h>
      <text:p text:style-name="Text_20_body">In this section some implementation details of the staging architecture in the client will be revealed.</text:p>
      <text:h text:style-name="Heading_20_2" text:outline-level="2">Data Ownership</text:h>
      <text:p text:style-name="Text_20_body">In anticipation of the the description of request, the data (input and output) is added to the request by a simple void pointer. This allows to add arbitrary data to a request. Usually this data is structured (ie. the work requires more than one argument) so the void pointers will point to a structure in general. This structure can have further pointers (for instance, a pointer to a buffer where I/O operations should take place). The data ownership must then be set correctly.</text:p>
      <text:p text:style-name="Text_20_body">Take the example of the application I/O request mentioned above. The application (or FUSE, to be precise) provides a buffer with the data to be transferred. Additionally the offset and the number of bytes have to be provided as input data for the initial request. The result will be the number of bytes that have actually been transferred. The key to performance in this kind of operation is to avoid unnecessary copying of data. So the I/O buffer should remain the same in all kind of operations that follow the initial request, like the communication with the OSDs. But the data structures change between the request types. A request for <text:s/>a file <text:s/>object requires as input data the file object number and the offset and number of bytes within that object. This operation will see a part of the underlying I/O buffer, that still remains the same.</text:p>
      <text:p text:style-name="Text_20_body"><draw:frame draw:style-name="fr2" draw:name="Frame4" text:anchor-type="paragraph" svg:x="0in" svg:y="0.0839in" svg:width="6.0819in" draw:z-index="5"><draw:text-box fo:min-height="3.5362in"><text:p text:style-name="Figure"><draw:g text:anchor-type="paragraph" draw:z-index="6" draw:style-name="gr1"><draw:rect draw:style-name="gr32" draw:text-style-name="P29" svg:width="0.6516in" svg:height="1.1087in" svg:x="0.3819in" svg:y="0.3756in"><text:p/></draw:rect><draw:rect draw:style-name="gr33" draw:text-style-name="P29" svg:width="5.3543in" svg:height="0.2689in" svg:x="0.7272in" svg:y="2.7083in"><text:p/></draw:rect><draw:frame draw:style-name="gr34" draw:text-style-name="P39" svg:width="0.6335in" svg:height="0.3539in" svg:x="0.0047in" svg:y="2.6701in"><draw:text-box><text:p text:style-name="P30"><text:span text:style-name="T10">File</text:span></text:p></draw:text-box></draw:frame><draw:rect draw:style-name="gr17" draw:text-style-name="P29" svg:width="2.1039in" svg:height="0.2689in" svg:x="1.7598in" svg:y="2.7083in"><text:p/></draw:rect><draw:custom-shape draw:style-name="gr35" draw:text-style-name="P29" svg:width="0.2287in" svg:height="2.1039in" draw:transform="rotate (1.5707963267946) translate (1.75972222222222in 3.20555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6" draw:text-style-name="P39" svg:width="1.8988in" svg:height="0.2807in" svg:x="1.8339in" svg:y="3.2516in"><draw:text-box><text:p text:style-name="P30"><text:span text:style-name="T10">I/O request (offset, # bytes)</text:span></text:p></draw:text-box></draw:frame><draw:rect draw:style-name="gr17" draw:text-style-name="P29" draw:id="id12" svg:width="2.1039in" svg:height="0.2685in" svg:x="1.7598in" svg:y="1.9047in"><text:p/></draw:rect><draw:frame draw:style-name="gr37" draw:text-style-name="P39" svg:width="1.3752in" svg:height="0.2815in" svg:x="0.1161in" svg:y="1.9047in"><draw:text-box><text:p text:style-name="P30"><text:span text:style-name="T10">Application Buffer</text:span></text:p></draw:text-box></draw:frame><draw:rect draw:style-name="gr19" draw:text-style-name="P35" draw:id="id14" svg:width="0.6512in" svg:height="0.2303in" svg:x="1.8354in" svg:y="0.452in"><text:p text:style-name="P27"><text:span text:style-name="T18">offset</text:span></text:p></draw:rect><draw:rect draw:style-name="gr19" draw:text-style-name="P35" svg:width="0.6512in" svg:height="0.2287in" svg:x="1.8354in" svg:y="0.6819in"><text:p text:style-name="P27"><text:span text:style-name="T18"># bytes</text:span></text:p></draw:rect><draw:rect draw:style-name="gr19" draw:text-style-name="P35" draw:id="id11" svg:width="0.6512in" svg:height="0.2303in" svg:x="1.8354in" svg:y="0.9102in"><text:p text:style-name="P27"><text:span text:style-name="T18">buffer</text:span></text:p></draw:rect><draw:connector draw:style-name="gr16" draw:text-style-name="P29" draw:type="curve" svg:x1="2.648in" svg:y1="1.0252in" svg:x2="1.598in" svg:y2="2.039in" draw:start-shape="id11" draw:start-glue-point="1" draw:end-shape="id12" draw:end-glue-point="3"><text:p/></draw:connector><draw:rect draw:style-name="gr38" draw:text-style-name="P35" draw:id="id13" svg:width="0.6516in" svg:height="0.2287in" svg:x="0.3819in" svg:y="0.6819in"><text:p text:style-name="P27"><text:span text:style-name="T18">data</text:span></text:p></draw:rect><draw:rect draw:style-name="gr38" draw:text-style-name="P35" svg:width="0.6516in" svg:height="0.2303in" svg:x="0.3819in" svg:y="0.9102in"><text:p text:style-name="P27"><text:span text:style-name="T18">result</text:span></text:p></draw:rect><draw:connector draw:style-name="gr16" draw:text-style-name="P29" draw:type="curve" svg:x1="1.0335in" svg:y1="0.7957in" svg:x2="1.8354in" svg:y2="0.5665in" draw:start-shape="id13" draw:start-glue-point="1" draw:end-shape="id14" draw:end-glue-point="3"><text:p/></draw:connector><draw:frame draw:style-name="gr39" draw:text-style-name="P39" svg:width="1.3031in" svg:height="0.2815in" svg:x="0in" svg:y="0in"><draw:text-box><text:p text:style-name="P30"><text:span text:style-name="T10">File R/W request</text:span></text:p></draw:text-box></draw:frame><draw:rect draw:style-name="gr40" draw:text-style-name="P29" svg:width="0.6886in" svg:height="0.2689in" svg:x="0.7272in" svg:y="2.7083in"><text:p/></draw:rect><draw:rect draw:style-name="gr40" draw:text-style-name="P29" svg:width="0.6886in" svg:height="0.2689in" svg:x="5.3929in" svg:y="2.7083in"><text:p/></draw:rect><draw:rect draw:style-name="gr40" draw:text-style-name="P29" svg:width="0.6878in" svg:height="0.2689in" svg:x="4.7055in" svg:y="2.7083in"><text:p/></draw:rect><draw:rect draw:style-name="gr40" draw:text-style-name="P29" svg:width="0.6894in" svg:height="0.2689in" svg:x="4.0165in" svg:y="2.7083in"><text:p/></draw:rect><draw:rect draw:style-name="gr40" draw:text-style-name="P29" svg:width="0.6894in" svg:height="0.2689in" svg:x="2.7925in" svg:y="2.7083in"><text:p/></draw:rect><draw:rect draw:style-name="gr40" draw:text-style-name="P29" svg:width="0.6894in" svg:height="0.2689in" svg:x="2.1035in" svg:y="2.7083in"><text:p/></draw:rect><draw:rect draw:style-name="gr40" draw:text-style-name="P29" svg:width="0.6886in" svg:height="0.2689in" svg:x="1.4154in" svg:y="2.7083in"><text:p/></draw:rect><draw:custom-shape draw:style-name="gr35" draw:text-style-name="P29" svg:width="0.2287in" svg:height="0.6878in" draw:transform="rotate (1.5707963267946) translate (4.70555555555556in 3.20555555555556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1" draw:text-style-name="P39" svg:width="0.887in" svg:height="0.2815in" svg:x="4.5898in" svg:y="3.2543in"><draw:text-box><text:p text:style-name="P30"><text:span text:style-name="T10">file object</text:span></text:p></draw:text-box></draw:frame><draw:rect draw:style-name="gr40" draw:text-style-name="P29" draw:id="id16" svg:width="0.6894in" svg:height="0.2685in" svg:x="2.7925in" svg:y="1.9047in"><draw:glue-point draw:id="4" svg:x="-1.9665in" svg:y="-1.9594in" draw:escape-direction="up"/><text:p/></draw:rect><draw:rect draw:style-name="gr40" draw:text-style-name="P29" svg:width="0.6894in" svg:height="0.2685in" svg:x="2.1035in" svg:y="1.9047in"><text:p/></draw:rect><draw:rect draw:style-name="gr32" draw:text-style-name="P29" svg:width="0.6496in" svg:height="1.1087in" svg:x="3.5193in" svg:y="0.3756in"><text:p/></draw:rect><draw:rect draw:style-name="gr38" draw:text-style-name="P35" draw:id="id17" svg:width="0.6496in" svg:height="0.2287in" svg:x="3.5193in" svg:y="0.6819in"><text:p text:style-name="P27"><text:span text:style-name="T18">data</text:span></text:p></draw:rect><draw:rect draw:style-name="gr38" draw:text-style-name="P35" svg:width="0.6496in" svg:height="0.2303in" svg:x="3.5193in" svg:y="0.9102in"><text:p text:style-name="P27"><text:span text:style-name="T18">result</text:span></text:p></draw:rect><draw:rect draw:style-name="gr19" draw:text-style-name="P35" draw:id="id18" svg:width="0.6496in" svg:height="0.2303in" svg:x="4.9339in" svg:y="0.452in"><text:p text:style-name="P27"><text:span text:style-name="T18">fobj id</text:span></text:p></draw:rect><draw:rect draw:style-name="gr19" draw:text-style-name="P35" svg:width="0.6496in" svg:height="0.2287in" svg:x="4.9339in" svg:y="0.6819in"><text:p text:style-name="P27"><text:span text:style-name="T18"># bytes</text:span></text:p></draw:rect><draw:rect draw:style-name="gr19" draw:text-style-name="P35" draw:id="id15" svg:width="0.6496in" svg:height="0.2303in" svg:x="4.9339in" svg:y="0.9102in"><text:p text:style-name="P27"><text:span text:style-name="T18">fobj buffer</text:span></text:p></draw:rect><draw:connector draw:style-name="gr16" draw:text-style-name="P29" draw:type="curve" svg:x1="5.75in" svg:y1="1.0252in" svg:x2="2.7929in" svg:y2="1.9059in" draw:start-shape="id15" draw:start-glue-point="1" draw:end-shape="id16" draw:end-glue-point="4"><text:p/></draw:connector><draw:connector draw:style-name="gr16" draw:text-style-name="P29" draw:type="curve" svg:x1="4.1689in" svg:y1="0.7957in" svg:x2="4.9343in" svg:y2="0.5665in" draw:start-shape="id17" draw:start-glue-point="1" draw:end-shape="id18" draw:end-glue-point="3"><text:p/></draw:connector><draw:frame draw:style-name="gr42" draw:text-style-name="P39" svg:width="1.4114in" svg:height="0.2815in" svg:x="3.089in" svg:y="0.0311in"><draw:text-box><text:p text:style-name="P30"><text:span text:style-name="T10">File object request</text:span></text:p></draw:text-box></draw:frame></draw:g>Figure <text:sequence text:ref-name="refFigure2" text:name="Figure" text:formula="ooow:Figure+1" style:num-format="1">3</text:sequence>: Relationship between data and different requests. For performance reasons I/O requests should point to only one buffer. Otherwise unnecessary copying is needed.</text:p></draw:text-box></draw:frame></text:p>
      <text:p text:style-name="Text_20_body">So when a request finished it must be clear which data it can delete and which data it must preserve.</text:p>
      <text:p text:style-name="Text_20_body">There are a number of possibilities to set the rules for data ownership. One observation might help to determine it, though. The data structures associated with a request (marked with blue in figure <text:sequence-ref text:reference-format="value" text:ref-name="refFigure2">3</text:sequence-ref>) are only useful as long as the request exists. As they point eventually to data that is inherent in the work (like the application buffer, marked with green in figure <text:sequence-ref text:reference-format="value" text:ref-name="refFigure2">3</text:sequence-ref>), they might be called <text:span text:style-name="T9">external </text:span>data structures. These external data structures can be deleted when the request is no longer used. As can be seen from figure <text:sequence-ref text:reference-format="value" text:ref-name="refFigure1">2</text:sequence-ref>, the request might be destroyed in a different stage than it is created. In figure <text:sequence-ref text:reference-format="value" text:ref-name="refFigure1">2</text:sequence-ref> req<text:span text:style-name="T7">2</text:span><text:span text:style-name="T3"> is created in stage 1 and </text:span><text:soft-page-break/><text:span text:style-name="T3">destroyed in stage 2. So the general rule for ownership will be that whenever a request is queued in a stage, the initiator no longer own the request and its external data structures. The </text:span><text:span text:style-name="T5">internal</text:span> data, like the application buffer, are not affected by this rule. They still belong to that entity that created it.</text:p>
      <text:h text:style-name="Heading_20_2" text:outline-level="2">Child Requests</text:h>
      <text:p text:style-name="Text_20_body">Unfortunately</text:p>
      <text:h text:style-name="Heading_20_2" text:outline-level="2">Data Structures</text:h>
      <text:p text:style-name="Text_20_body">Some of the more important data structures are described in this section, starting with the request structure.</text:p>
      <text:h text:style-name="Heading_20_3" text:outline-level="3">Request</text:h>
      <text:p text:style-name="Text_20_body">A request is more or less a description of work to be done. The type of the request indicates the kind of work, the data field sepecifies the input data and the result field the output data. As the request structure should be as generic as possible, the data pointers (data and result) are simply void pointers.</text:p>
      <text:p text:style-name="Text_20_body"><draw:frame draw:style-name="fr3" draw:name="Frame3" text:anchor-type="paragraph" svg:width="1.4646in" svg:height="0.7839in" draw:z-index="4"><draw:text-box><text:p text:style-name="P13">struct req {</text:p><text:p text:style-name="P13"/><text:p text:style-name="P13">};</text:p></draw:text-box></draw:frame> </text:p>
      <text:h text:style-name="Heading_20_3" text:outline-level="3">Workqueue</text:h>
      <text:p text:style-name="Text_20_body">The work queue provides data structures mainly to manage requests. The execution unit of a stage dequeues requests from the work queue associated with that stage. If the stage is not intended for handling blocking operations, the execution unit is single-threaded.</text:p>
      <text:h text:style-name="Heading_20_2" text:outline-level="2">Functions</text:h>
      <text:p text:style-name="Text_20_body">In this section some of the more important functions that work with requests and workqueues are introduced.</text:p>
      <text:p text:style-name="Text_20_body">The usual sequence in the client is to create a request and put it in a queue of a particular stage for execution. This enqueuing can be either synchronous or asynchronous. In the asynchrnonous case there is no need to keep track of the request whereas in the synchronous case – as explained above – the request will still exists.</text:p>
      <text:p text:style-name="Text_20_body"/>
      <text:h text:style-name="Heading_20_1" text:outline-level="1">HOWTO Write Your Own Stage</text:h>
      <text:p text:style-name="Text_20_body">It is probably worthwhile to consider how to build your own stage with worqueues and requests. The main part of an implementation is merely to define the work associated with requests and how to delete data associated with an request. The rest will be handled automatically by the framework.</text:p>
      <text:h text:style-name="Heading_20_2" text:outline-level="2">Definition of Work</text:h>
      <text:p text:style-name="Text_20_body">The definition of work consists in specifying which function will be called on which request. This is done during the initialization phase of a workqueue. An array of function pointers is passed to the call to initialize a new workqueue. This array should be of type <text:span text:style-name="Source_20_Text">wq_func_t</text:span>. </text:p>
      <text:h text:style-name="Heading_20_2" text:outline-level="2">Deleting Request Dat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adornments="Negreta" style:font-family-generic="roman" style:font-pitch="variable"/>
    <style:font-face style:name="Times New Roman" svg:font-family="'Times New Roman'" style:font-adornments="Normal" style:font-family-generic="roman" style:font-pitch="variable"/>
    <style:font-face style:name="Arial2" svg:font-family="Arial" style:font-family-generic="swiss" style:font-pitch="variable"/>
    <style:font-face style:name="Arial1" svg:font-family="Arial" style:font-adornments="Cursiva" style:font-family-generic="swiss" style:font-pitch="variable"/>
    <style:font-face style:name="Arial" svg:font-family="Arial" style:font-adornments="Negreta cursiv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Times New Roman"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style:font-name="Arial" fo:font-size="1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6pt" fo:font-style="italic"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style:font-name="Arial" fo:font-size="110%" fo:font-style="italic"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Times New Roman1" fo:font-weight="bold"/>
    </style:style>
    <style:style style:name="Figure" style:family="paragraph" style:parent-style-name="Caption">
      <style:paragraph-properties fo:margin-top="0.4799in" fo:margin-bottom="0.0799in"/>
      <style:text-properties style:font-name="Arial1" fo:font-size="10pt" style:font-weight-asian="normal"/>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class="text" style:default-outline-level="2">
      <style:text-properties style:font-name="Arial"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Arial" fo:font-size="12pt" fo:font-style="italic" fo:font-weight="bold" style:font-size-asian="14pt" style:font-weight-asian="bold" style:font-size-complex="14pt" style:font-weight-complex="bold"/>
    </style:style>
    <style:style style:name="Text"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Times New Roma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in"/>
      </text:outline-level-style>
      <text:outline-level-style text:level="3" style:num-format="1" text:display-levels="3">
        <style:list-level-properties text:min-label-distance="0.1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Client Staging Structure</dc:title>
    <meta:initial-creator>Matthias Heß</meta:initial-creator>
    <meta:creation-date>2008-10-21T09:25:32</meta:creation-date>
    <dc:creator>Matthias Heß</dc:creator>
    <dc:date>2008-11-03T12:18:43</dc:date>
    <meta:editing-cycles>55</meta:editing-cycles>
    <meta:editing-duration>PT20H28M41S</meta:editing-duration>
    <meta:user-defined meta:name="Info 1"/>
    <meta:user-defined meta:name="Info 2"/>
    <meta:user-defined meta:name="Info 3"/>
    <meta:user-defined meta:name="Info 4"/>
    <meta:document-statistic meta:table-count="0" meta:image-count="0" meta:object-count="0" meta:page-count="6" meta:paragraph-count="85" meta:word-count="2373" meta:character-count="13770"/>
  </office:meta>
</office:document-meta>
</file>